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8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Yea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County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Department of Social Services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shwild</text:p>
          </table:table-cell>
          <table:table-cell office:value-type="string" calcext:value-type="string">
            <text:p>Department of Fish and Wildlife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ndArea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quare miles</text:p>
          </table:table-cell>
          <table:table-cell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astal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Dummy</text:p>
          </table:table-cell>
          <table:table-cell table:number-columns-repeated="3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2010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2018</text:p>
          </table:table-cell>
          <table:table-cell office:value-type="string" calcext:value-type="string">
            <text:p>Department of Finance</text:p>
          </table:table-cell>
          <table:table-cell office:value-type="string" calcext:value-type="string">
            <text:p>Cou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_m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_f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e_me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Medi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me_v</text:p>
          </table:table-cell>
          <table:table-cell office:value-type="string" calcext:value-type="string">
            <text:p>Department of Justice, Federal Bureau of Investigat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me_pr</text:p>
          </table:table-cell>
          <table:table-cell office:value-type="string" calcext:value-type="string">
            <text:p>Department of Justice, Federal Bureau of Investigat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ver25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T9th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ineTo12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gra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meColl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o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lleg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duat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car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nsYng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nsAdu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Own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Ren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Va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Oc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rths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aths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f_mort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pop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bel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abv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oorPop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oorBel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mIndian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ian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waiiPI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woRac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spani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sp_not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SU</text:p>
          </table:table-cell>
          <table:table-cell office:value-type="string" calcext:value-type="string">
            <text:p>Chancellor’s Office of California State University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</text:p>
          </table:table-cell>
          <table:table-cell office:value-type="string" calcext:value-type="string">
            <text:p>President’s Office of University of California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C</text:p>
          </table:table-cell>
          <table:table-cell office:value-type="string" calcext:value-type="string">
            <text:p>Chancellor’s Office of California Community Colleges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ini</text:p>
          </table:table-cell>
          <table:table-cell office:value-type="string" calcext:value-type="string">
            <text:p>American Community Survey</text:p>
          </table:table-cell>
          <table:table-cell/>
          <table:table-cell office:value-type="string" calcext:value-type="string">
            <text:p>2008-12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ote_can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ote_reg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dem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rep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indy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grn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lib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pf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misc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uknw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esh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in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res_e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ilowatt hours (mi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de_e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ilowatt hours (mi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rban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ral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usehl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ehold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oplan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res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ers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_emp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_un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icide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<text:a xlink:href="https://www.cdph.ca.gov/Programs/CHSI/CDPH%20Document%20Library/OHIRProfiles2017.pdf" xlink:type="simple">https://www.cdph.ca.gov/Programs/CHSI/CDPH%20Document%20Library/OHIRProfiles2017.pdf</text:a>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arm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p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ncer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crash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t_atck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odinsc</text:p>
          </table:table-cell>
          <table:table-cell office:value-type="string" calcext:value-type="string">
            <text:p>California Food Policy Advocates</text:p>
          </table:table-cell>
          <table:table-cell office:value-type="string" calcext:value-type="string">
            <text:p>Percentage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lfresh</text:p>
          </table:table-cell>
          <table:table-cell office:value-type="string" calcext:value-type="string">
            <text:p>California Food Policy Advocates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office:value-type="string" calcext:value-type="string">
            <text:p>California Food Policy Advocat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014-15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close</text:p>
          </table:table-cell>
          <table:table-cell office:value-type="string" calcext:value-type="string">
            <text:p>Housing and Urban Development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cancy</text:p>
          </table:table-cell>
          <table:table-cell office:value-type="string" calcext:value-type="string">
            <text:p>Housing and Urban Development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eekwage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Me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opout</text:p>
          </table:table-cell>
          <table:table-cell office:value-type="string" calcext:value-type="string">
            <text:p>Department of Education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FHprice</text:p>
          </table:table-cell>
          <table:table-cell office:value-type="string" calcext:value-type="string">
            <text:p>California Association of Realtors</text:p>
          </table:table-cell>
          <table:table-cell office:value-type="string" calcext:value-type="string">
            <text:p>Median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qrtcost</text:p>
          </table:table-cell>
          <table:table-cell office:value-type="string" calcext:value-type="string">
            <text:p>California Association of Realtors</text:p>
          </table:table-cell>
          <table:table-cell office:value-type="string" calcext:value-type="string">
            <text:p>Rate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micide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pe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bbe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ault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la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ft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ta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ge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x_crim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ug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crim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Irank</text:p>
          </table:table-cell>
          <table:table-cell office:value-type="string" calcext:value-type="string">
            <text:p>Environmental Protection Agency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Environme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Ichems</text:p>
          </table:table-cell>
          <table:table-cell office:value-type="string" calcext:value-type="string">
            <text:p>Environmental Protection Agency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Environme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PW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_care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ome94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me99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me04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8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9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0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brth</text:p>
          </table:table-cell>
          <table:table-cell office:value-type="string" calcext:value-type="string">
            <text:p>Public Health Institute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brth_rt</text:p>
          </table:table-cell>
          <table:table-cell office:value-type="string" calcext:value-type="string">
            <text:p>Public Health Institute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Iarsts</text:p>
          </table:table-cell>
          <table:table-cell office:value-type="string" calcext:value-type="string">
            <text:p>Department of Motor Vehicles</text:p>
          </table:table-cell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Ideath</text:p>
          </table:table-cell>
          <table:table-cell office:value-type="string" calcext:value-type="string">
            <text:p>Department of Motor Vehicles</text:p>
          </table:table-cell>
          <table:table-cell office:value-type="string" calcext:value-type="string">
            <text:p>Count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feder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combF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combS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state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BTissue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t_fed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t_sta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Percentag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Diagnosed diabetes prevalence</text:p>
          </table:table-cell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5:58:38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3:02:05.267104878</meta:creation-date>
    <dc:date>2019-01-17T16:16:37.357000000</dc:date>
    <meta:editing-duration>PT6H4M45S</meta:editing-duration>
    <meta:editing-cycles>27</meta:editing-cycles>
    <meta:generator>LibreOffice/6.0.3.2$Windows_x86 LibreOffice_project/8f48d515416608e3a835360314dac7e47fd0b821</meta:generator>
    <meta:document-statistic meta:table-count="1" meta:cell-count="720" meta:object-count="0"/>
  </office:meta>
</office:document-meta>
</file>